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629.722921914358" calcext:value-type="float">
            <text:p>629.722921914358</text:p>
          </table:table-cell>
        </table:table-row>
        <table:table-row table:style-name="ro1">
          <table:table-cell office:value-type="float" office:value="628.535512256443" calcext:value-type="float">
            <text:p>628.535512256443</text:p>
          </table:table-cell>
        </table:table-row>
        <table:table-row table:style-name="ro1">
          <table:table-cell office:value-type="float" office:value="611.995104039168" calcext:value-type="float">
            <text:p>611.995104039168</text:p>
          </table:table-cell>
        </table:table-row>
        <table:table-row table:style-name="ro1">
          <table:table-cell office:value-type="float" office:value="621.890547263682" calcext:value-type="float">
            <text:p>621.890547263682</text:p>
          </table:table-cell>
        </table:table-row>
        <table:table-row table:style-name="ro1">
          <table:table-cell office:value-type="float" office:value="625.390869293308" calcext:value-type="float">
            <text:p>625.390869293308</text:p>
          </table:table-cell>
        </table:table-row>
        <table:table-row table:style-name="ro1">
          <table:table-cell office:value-type="float" office:value="631.313131313131" calcext:value-type="float">
            <text:p>631.313131313131</text:p>
          </table:table-cell>
        </table:table-row>
        <table:table-row table:style-name="ro1">
          <table:table-cell office:value-type="float" office:value="636.942675159236" calcext:value-type="float">
            <text:p>636.942675159236</text:p>
          </table:table-cell>
        </table:table-row>
        <table:table-row table:style-name="ro1">
          <table:table-cell office:value-type="float" office:value="630.914826498423" calcext:value-type="float">
            <text:p>630.914826498423</text:p>
          </table:table-cell>
        </table:table-row>
        <table:table-row table:style-name="ro1">
          <table:table-cell office:value-type="float" office:value="625.390869293308" calcext:value-type="float">
            <text:p>625.390869293308</text:p>
          </table:table-cell>
        </table:table-row>
        <table:table-row table:style-name="ro1">
          <table:table-cell office:value-type="float" office:value="625.390869293308" calcext:value-type="float">
            <text:p>625.390869293308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AVERAGE([.A1:.A20])" office:value-type="float" office:value="626.748732632436" calcext:value-type="float">
            <text:p>626.7487326324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 style:data-style-name="N2" text:time-value="19:30:06.1676474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5:55.871530753</meta:creation-date>
    <dc:date>2018-05-30T19:31:16.191842687</dc:date>
    <dc:creator>Davide Ancona</dc:creator>
    <meta:editing-duration>PT2M55S</meta:editing-duration>
    <meta:editing-cycles>2</meta:editing-cycles>
    <meta:generator>LibreOffice/5.3.4.2$Linux_X86_64 LibreOffice_project/30$Build-2</meta:generator>
    <meta:document-statistic meta:table-count="1" meta:cell-count="11" meta:object-count="0"/>
  </office:meta>
</office:document-meta>
</file>